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a6c8c"/>
    </style:style>
    <style:style style:name="P2" style:family="paragraph" style:parent-style-name="Text_20_body">
      <style:text-properties officeooo:paragraph-rsid="0006ffd0"/>
    </style:style>
    <style:style style:name="P3" style:family="paragraph" style:parent-style-name="Text_20_body">
      <style:text-properties officeooo:paragraph-rsid="0008f857"/>
    </style:style>
    <style:style style:name="P4" style:family="paragraph" style:parent-style-name="Text_20_body">
      <style:text-properties officeooo:paragraph-rsid="000a3eff"/>
    </style:style>
    <style:style style:name="P5" style:family="paragraph" style:parent-style-name="Text_20_body">
      <style:text-properties fo:font-style="italic" officeooo:paragraph-rsid="0006ffd0" style:font-style-asian="italic" style:font-style-complex="italic"/>
    </style:style>
    <style:style style:name="P6" style:family="paragraph" style:parent-style-name="Text_20_body">
      <style:text-properties fo:font-style="italic" officeooo:paragraph-rsid="000a3eff" style:font-style-asian="italic" style:font-style-complex="italic"/>
    </style:style>
    <style:style style:name="T1" style:family="text">
      <style:text-properties officeooo:rsid="000a3eff"/>
    </style:style>
    <style:style style:name="T2" style:family="text">
      <style:text-properties officeooo:rsid="000a6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Thesenpapier Knowledge-Management &amp; Whistleblowing</text:span></text:h>
      <text:h text:style-name="Heading_20_5" text:outline-level="5">These 1:</text:h>
      <text:p text:style-name="P5">„Whistleblowing signalisiert das Scheitern interner Kontrollsysteme“</text:p>
      <text:p text:style-name="P2">Whistleblowing wird oft notwendig, wenn interne Meldestrukturen fehlen oder nicht funktionieren.<text:line-break/>Eine fehlende „Speak-up“-Kultur verhindert frühzeitige Problemerkennung durch interne Kanäle.<text:line-break/>Zentrale Kontrollmechanismen wie Compliance oder Revision greifen oft nicht ausreichend.</text:p>
      <text:p text:style-name="P2"/>
      <text:h text:style-name="Heading_20_5" text:outline-level="5">These 2:</text:h>
      <text:p text:style-name="P6">„Whistleblowing verstärkt Misstrauen und Angst“</text:p>
      <text:p text:style-name="P4">Der Schutzbedarf für Whistleblower zeigt fehlendes Vertrauen in interne Prozesse.<text:line-break/>Repressalien wie Kündigungen oder Rufschädigung sind häufig.<text:line-break/>Organisationen konzentrieren sich oft auf die Person statt auf das Problem.</text:p>
      <text:p text:style-name="P2"/>
      <text:h text:style-name="Heading_20_5" text:outline-level="5">These 3:</text:h>
      <text:p text:style-name="P6">„Whistleblowing ist individueller Widerstand“</text:p>
      <text:p text:style-name="P4">Whistleblower handeln aus moralischer Überzeugung und stellen sich gegen unethische Strukturen.<text:line-break/>Oft wird ihre Person angegriffen, um ihre Aussagen zu entwerten.<text:line-break/>Das Machtungleichgewicht zwischen Organisation und Individuum wird sichtbar.</text:p>
      <text:p text:style-name="P2"/>
      <text:h text:style-name="Heading_20_5" text:outline-level="5">These 4:</text:h>
      <text:p text:style-name="P6">„Internes Whistleblowing zeigt gute Unternehmenskultur“</text:p>
      <text:p text:style-name="P4">Mitarbeitende melden intern, wenn Vertrauen in faire Reaktionen besteht.<text:line-break/>Es zeigt, dass Kritik möglich ist, ohne externe Öffentlichkeit einschalten zu müssen.<text:line-break/>Angstfreie Kommunikation deutet auf eine offene Organisationskultur hin.</text:p>
      <text:p text:style-name="P2"/>
      <text:h text:style-name="Heading_20_5" text:outline-level="5">These 5:</text:h>
      <text:p text:style-name="P6">„Gutes Wissensmanagement fördert Whistleblowing“</text:p>
      <text:p text:style-name="P4">Whistleblowing liefert wichtiges Wissen über Fehlentwicklungen.<text:line-break/>Ein offenes Wissenssystem erkennt diese Beiträge als Ressource.<text:line-break/>Whistleblower verbessern die Qualität interner Informationen.</text:p>
      <text:p text:style-name="P2"/>
      <text:h text:style-name="Heading_20_5" text:outline-level="5">These 6:</text:h>
      <text:p text:style-name="P6">„Wissensmanagement hängt von Whistleblowing ab“</text:p>
      <text:p text:style-name="P4"><text:soft-page-break/>Ohne Whistleblowing gelangen fehlerhafte oder lückenhafte Daten ins System.<text:line-break/>Kritisches Wissen bleibt verborgen oder wird bewusst unterdrückt.<text:line-break/>Transparenz im Wissensprozess ist dadurch gefährdet.</text:p>
      <text:p text:style-name="P3"/>
      <text:h text:style-name="Heading_20_5" text:outline-level="5">These 7:</text:h>
      <text:p text:style-name="P6">„Übermäßige Geheimhaltung fördert Whistleblowing“</text:p>
      <text:p text:style-name="P4">Geheimhaltung kann sinnvoll sein, wird aber oft zur Vertuschung genutzt.<text:line-break/>Bekannte Fälle wie Snowden oder Watergate zeigen die Folgen.<text:line-break/>Die Grenze zwischen legitimer Vertraulichkeit und Manipulation ist oft unscharf.</text:p>
      <text:p text:style-name="P3"/>
      <text:h text:style-name="Heading_20_5" text:outline-level="5">These 8:</text:h>
      <text:p text:style-name="P6">„Ethik ist Teil des Wissensmanagements“</text:p>
      <text:p text:style-name="P4">Whistleblower handeln oft aus ethischen, nicht nur sachlichen Motiven.<text:line-break/>Moralisches Wissen und Werte fließen als informelle Wissensquelle in Organisationen ein.<text:line-break/>Wissensmanagement muss auch normative Aspekte erfassen</text:p>
      <text:p text:style-name="P3"/>
      <text:h text:style-name="Heading_20_5" text:outline-level="5">These 9:</text:h>
      <text:p text:style-name="P6">„Gutes Wissensmanagment schützt nicht vor whistleblowing - es macht es wahrscheinlicher“</text:p>
      <text:p text:style-name="P4">Kausalkette: Gutes Wissensmanagement schafft Transparenz - Transparenz macht Regelbrüche sichtbar - Regelbruch gelangt an <text:span text:style-name="T1">W</text:span>histleblowe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21:36:38.031000000</meta:creation-date>
    <dc:date>2025-07-06T21:55:35.799000000</dc:date>
    <meta:editing-duration>PT9M2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8" meta:word-count="300" meta:character-count="2520" meta:non-whitespace-character-count="2247"/>
  </office:meta>
</office:document-meta>
</file>